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7.03pt" svg:height="331.09pt" svg:x="15.82pt" svg:y="123.73pt">
            <draw:object draw:notify-on-update-of-ranges="Sheet1.B2:Sheet1.B2 Sheet1.C2:Sheet1.F2 Sheet1.B3:Sheet1.B3 Sheet1.C3:Sheet1.F3 Sheet1.B2:Sheet1.B2 Sheet1.C2:Sheet1.F2 Sheet1.B4:Sheet1.B4 Sheet1.C4:Sheet1.F4 Sheet1.B2:Sheet1.B2 Sheet1.C2:Sheet1.F2 Sheet1.B5:Sheet1.B5 Sheet1.C5:Sheet1.F5 Sheet1.B2:Sheet1.B2 Sheet1.C2:Sheet1.F2 Sheet1.B6:Sheet1.B6 Sheet1.C6:Sheet1.F6 Sheet1.B2:Sheet1.B2 Sheet1.C2:Sheet1.F2 Sheet1.B7:Sheet1.B7 Sheet1.C7:Sheet1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<text:s/>T20 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freq 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595084880721262" calcext:value-type="float">
            <text:p>0.595084880721262</text:p>
          </table:table-cell>
          <table:table-cell office:value-type="float" office:value="0.580359930922018" calcext:value-type="float">
            <text:p>0.580359930922018</text:p>
          </table:table-cell>
          <table:table-cell office:value-type="float" office:value="0.606096388755619" calcext:value-type="float">
            <text:p>0.606096388755619</text:p>
          </table:table-cell>
          <table:table-cell office:value-type="float" office:value="0.61249025102751" calcext:value-type="float">
            <text:p>0.6124902510275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792783483199147" calcext:value-type="float">
            <text:p>0.792783483199147</text:p>
          </table:table-cell>
          <table:table-cell office:value-type="float" office:value="0.792818094397788" calcext:value-type="float">
            <text:p>0.792818094397788</text:p>
          </table:table-cell>
          <table:table-cell office:value-type="float" office:value="0.778644538352618" calcext:value-type="float">
            <text:p>0.778644538352618</text:p>
          </table:table-cell>
          <table:table-cell office:value-type="float" office:value="0.748657117991556" calcext:value-type="float">
            <text:p>0.74865711799155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40273384666658" calcext:value-type="float">
            <text:p>0.840273384666658</text:p>
          </table:table-cell>
          <table:table-cell office:value-type="float" office:value="0.802106663010235" calcext:value-type="float">
            <text:p>0.802106663010235</text:p>
          </table:table-cell>
          <table:table-cell office:value-type="float" office:value="0.772957423895173" calcext:value-type="float">
            <text:p>0.772957423895173</text:p>
          </table:table-cell>
          <table:table-cell office:value-type="float" office:value="0.798342687615155" calcext:value-type="float">
            <text:p>0.79834268761515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767449603718183" calcext:value-type="float">
            <text:p>0.767449603718183</text:p>
          </table:table-cell>
          <table:table-cell office:value-type="float" office:value="0.743790100001" calcext:value-type="float">
            <text:p>0.743790100001</text:p>
          </table:table-cell>
          <table:table-cell office:value-type="float" office:value="0.728956905184771" calcext:value-type="float">
            <text:p>0.728956905184771</text:p>
          </table:table-cell>
          <table:table-cell office:value-type="float" office:value="0.698960437491188" calcext:value-type="float">
            <text:p>0.698960437491188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634079491263161" calcext:value-type="float">
            <text:p>0.634079491263161</text:p>
          </table:table-cell>
          <table:table-cell office:value-type="float" office:value="0.631253824021173" calcext:value-type="float">
            <text:p>0.631253824021173</text:p>
          </table:table-cell>
          <table:table-cell office:value-type="float" office:value="0.619304618410757" calcext:value-type="float">
            <text:p>0.619304618410757</text:p>
          </table:table-cell>
          <table:table-cell office:value-type="float" office:value="0.599094157157842" calcext:value-type="float">
            <text:p>0.599094157157842</text:p>
          </table:table-cell>
        </table:table-row>
      </table:table>
      <table:table table:name="Sheet2" table:style-name="ta1">
        <table:shapes>
          <draw:frame draw:z-index="0" draw:style-name="gr1" draw:text-style-name="P1" svg:width="497.03pt" svg:height="331.09pt" svg:x="25.77pt" svg:y="149.36pt">
            <draw:object draw:notify-on-update-of-ranges="Sheet2.C2:Sheet2.F2 Sheet1.B3:Sheet1.B3 Sheet2.C3:Sheet2.F3 Sheet2.C2:Sheet2.F2 Sheet1.B4:Sheet1.B4 Sheet2.C4:Sheet2.F4 Sheet2.C2:Sheet2.F2 Sheet1.B5:Sheet1.B5 Sheet2.C5:Sheet2.F5 Sheet2.C2:Sheet2.F2 Sheet1.B6:Sheet1.B6 Sheet2.C6:Sheet2.F6 Sheet2.C2:Sheet2.F2 Sheet1.B7:Sheet1.B7 Sheet2.C7:Sheet2.F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freq 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598079912226302" calcext:value-type="float">
            <text:p>0.598079912226302</text:p>
          </table:table-cell>
          <table:table-cell office:value-type="float" office:value="0.600285063688819" calcext:value-type="float">
            <text:p>0.600285063688819</text:p>
          </table:table-cell>
          <table:table-cell office:value-type="float" office:value="0.621566205997291" calcext:value-type="float">
            <text:p>0.621566205997291</text:p>
          </table:table-cell>
          <table:table-cell office:value-type="float" office:value="0.624975031117861" calcext:value-type="float">
            <text:p>0.62497503111786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790768477841692" calcext:value-type="float">
            <text:p>0.790768477841692</text:p>
          </table:table-cell>
          <table:table-cell office:value-type="float" office:value="0.782967431402916" calcext:value-type="float">
            <text:p>0.782967431402916</text:p>
          </table:table-cell>
          <table:table-cell office:value-type="float" office:value="0.77713897175992" calcext:value-type="float">
            <text:p>0.77713897175992</text:p>
          </table:table-cell>
          <table:table-cell office:value-type="float" office:value="0.748792147404854" calcext:value-type="float">
            <text:p>0.74879214740485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41996101122932" calcext:value-type="float">
            <text:p>0.841996101122932</text:p>
          </table:table-cell>
          <table:table-cell office:value-type="float" office:value="0.816266563344083" calcext:value-type="float">
            <text:p>0.816266563344083</text:p>
          </table:table-cell>
          <table:table-cell office:value-type="float" office:value="0.802844437952383" calcext:value-type="float">
            <text:p>0.802844437952383</text:p>
          </table:table-cell>
          <table:table-cell office:value-type="float" office:value="0.810277902274168" calcext:value-type="float">
            <text:p>0.8102779022741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765434473788119" calcext:value-type="float">
            <text:p>0.765434473788119</text:p>
          </table:table-cell>
          <table:table-cell office:value-type="float" office:value="0.770990540338904" calcext:value-type="float">
            <text:p>0.770990540338904</text:p>
          </table:table-cell>
          <table:table-cell office:value-type="float" office:value="0.748536569893263" calcext:value-type="float">
            <text:p>0.748536569893263</text:p>
          </table:table-cell>
          <table:table-cell office:value-type="float" office:value="0.737388130250445" calcext:value-type="float">
            <text:p>0.737388130250445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654247975026146" calcext:value-type="float">
            <text:p>0.654247975026146</text:p>
          </table:table-cell>
          <table:table-cell office:value-type="float" office:value="0.641180271754222" calcext:value-type="float">
            <text:p>0.641180271754222</text:p>
          </table:table-cell>
          <table:table-cell office:value-type="float" office:value="0.632102615122572" calcext:value-type="float">
            <text:p>0.632102615122572</text:p>
          </table:table-cell>
          <table:table-cell office:value-type="float" office:value="0.620736943838968" calcext:value-type="float">
            <text:p>0.620736943838968</text:p>
          </table:table-cell>
        </table:table-row>
      </table:table>
      <table:table table:name="Sheet3" table:style-name="ta1">
        <table:shapes>
          <draw:frame draw:z-index="0" draw:style-name="gr1" draw:text-style-name="P1" svg:width="497.03pt" svg:height="331.09pt" svg:x="24.69pt" svg:y="105.17pt">
            <draw:object draw:notify-on-update-of-ranges="Sheet3.C2:Sheet3.F2 Sheet1.B3:Sheet1.B3 Sheet3.C3:Sheet3.F3 Sheet3.C2:Sheet3.F2 Sheet1.B4:Sheet1.B4 Sheet3.C4:Sheet3.F4 Sheet3.C2:Sheet3.F2 Sheet1.B5:Sheet1.B5 Sheet3.C5:Sheet3.F5 Sheet3.C2:Sheet3.F2 Sheet1.B6:Sheet1.B6 Sheet3.C6:Sheet3.F6 Sheet3.C2:Sheet3.F2 Sheet1.B7:Sheet1.B7 Sheet3.C7:Sheet3.F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30</text:p>
          </table:table-cell>
          <table:covered-table-cell/>
          <table:covered-table-cell office:value-type="float" office:value="2" calcext:value-type="float">
            <text:p>2</text:p>
          </table:covered-table-cell>
          <table:covered-table-cell office:value-type="float" office:value="3" calcext:value-type="float">
            <text:p>3</text:p>
          </table:covered-table-cell>
        </table:table-row>
        <table:table-row table:style-name="ro1">
          <table:table-cell/>
          <table:table-cell office:value-type="string" calcext:value-type="string">
            <text:p>freq 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00139667343933" calcext:value-type="float">
            <text:p>0.600139667343933</text:p>
          </table:table-cell>
          <table:table-cell office:value-type="float" office:value="0.609618872544386" calcext:value-type="float">
            <text:p>0.609618872544386</text:p>
          </table:table-cell>
          <table:table-cell office:value-type="float" office:value="0.636621730683508" calcext:value-type="float">
            <text:p>0.636621730683508</text:p>
          </table:table-cell>
          <table:table-cell office:value-type="float" office:value="0.635606957698291" calcext:value-type="float">
            <text:p>0.63560695769829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769964062484553" calcext:value-type="float">
            <text:p>0.769964062484553</text:p>
          </table:table-cell>
          <table:table-cell office:value-type="float" office:value="0.769219905723193" calcext:value-type="float">
            <text:p>0.769219905723193</text:p>
          </table:table-cell>
          <table:table-cell office:value-type="float" office:value="0.759354997976798" calcext:value-type="float">
            <text:p>0.759354997976798</text:p>
          </table:table-cell>
          <table:table-cell office:value-type="float" office:value="0.755687994059366" calcext:value-type="float">
            <text:p>0.75568799405936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53597704081688" calcext:value-type="float">
            <text:p>0.853597704081688</text:p>
          </table:table-cell>
          <table:table-cell office:value-type="float" office:value="0.8386909412193" calcext:value-type="float">
            <text:p>0.8386909412193</text:p>
          </table:table-cell>
          <table:table-cell office:value-type="float" office:value="0.830456108541377" calcext:value-type="float">
            <text:p>0.830456108541377</text:p>
          </table:table-cell>
          <table:table-cell office:value-type="float" office:value="0.820014770734016" calcext:value-type="float">
            <text:p>0.820014770734016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775272144136837" calcext:value-type="float">
            <text:p>0.775272144136837</text:p>
          </table:table-cell>
          <table:table-cell office:value-type="float" office:value="0.787350967220645" calcext:value-type="float">
            <text:p>0.787350967220645</text:p>
          </table:table-cell>
          <table:table-cell office:value-type="float" office:value="0.75286970546934" calcext:value-type="float">
            <text:p>0.75286970546934</text:p>
          </table:table-cell>
          <table:table-cell office:value-type="float" office:value="0.782205588647973" calcext:value-type="float">
            <text:p>0.78220558864797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634910932260514" calcext:value-type="float">
            <text:p>0.634910932260514</text:p>
          </table:table-cell>
          <table:table-cell office:value-type="float" office:value="0.630904810618238" calcext:value-type="float">
            <text:p>0.630904810618238</text:p>
          </table:table-cell>
          <table:table-cell office:value-type="float" office:value="0.623392395184034" calcext:value-type="float">
            <text:p>0.623392395184034</text:p>
          </table:table-cell>
          <table:table-cell office:value-type="float" office:value="0.637533714930109" calcext:value-type="float">
            <text:p>0.637533714930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20:50:31.649011171</meta:creation-date>
    <dc:date>2018-12-24T21:39:55.514760007</dc:date>
    <meta:editing-duration>PT18M43S</meta:editing-duration>
    <meta:editing-cycles>1</meta:editing-cycles>
    <meta:document-statistic meta:table-count="3" meta:cell-count="95" meta:object-count="3"/>
    <meta:generator>LibreOffice/6.1.3.2$Linux_X86_64 LibreOffice_project/1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maximum="0.9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35cm" svg:height="11.681cm" xlink:href=".." xlink:type="simple" chart:class="chart:scatter" chart:style-name="ch1">
        <chart:title svg:x="4.286cm" svg:y="0.368cm" chart:style-name="ch2">
          <text:p>Reverberation Time vs # of People in Room</text:p>
        </chart:title>
        <chart:legend chart:legend-position="end" svg:x="15.429cm" svg:y="4.582cm" style:legend-expansion="high" chart:style-name="ch3"/>
        <chart:plot-area chart:style-name="ch4" table:cell-range-address="Sheet1.B2:Sheet1.F7" chart:data-source-has-labels="column" svg:x="1.341cm" svg:y="1.386cm" svg:width="13.738cm" svg:height="9.101cm">
          <chartooo:coordinate-region svg:x="2.068cm" svg:y="1.578cm" svg:width="12.771cm" svg:height="8.277cm"/>
          <chart:axis chart:dimension="x" chart:name="primary-x" chart:style-name="ch5">
            <chart:title svg:x="6.645cm" svg:y="10.72cm" chart:style-name="ch6">
              <text:p># of People in Room</text:p>
            </chart:title>
          </chart:axis>
          <chart:axis chart:dimension="y" chart:name="primary-y" chart:style-name="ch7">
            <chart:title svg:x="0.451cm" svg:y="7.771cm" chart:style-name="ch8">
              <text:p>RT60 from RT20 Data(s)</text:p>
            </chart:title>
            <chart:grid chart:style-name="ch9" chart:class="major"/>
          </chart:axis>
          <chart:series chart:style-name="ch10" chart:values-cell-range-address="Sheet1.C3:Sheet1.F3" chart:label-cell-address="Sheet1.B3:Sheet1.B3" chart:class="chart:scatter">
            <chart:domain table:cell-range-address="Sheet1.C2:Sheet1.F2"/>
            <chart:data-point chart:repeated="4"/>
          </chart:series>
          <chart:series chart:style-name="ch11" chart:values-cell-range-address="Sheet1.C4:Sheet1.F4" chart:label-cell-address="Sheet1.B4:Sheet1.B4" chart:class="chart:scatter">
            <chart:data-point chart:repeated="4"/>
          </chart:series>
          <chart:series chart:style-name="ch12" chart:values-cell-range-address="Sheet1.C5:Sheet1.F5" chart:label-cell-address="Sheet1.B5:Sheet1.B5" chart:class="chart:scatter">
            <chart:data-point chart:repeated="4"/>
          </chart:series>
          <chart:series chart:style-name="ch13" chart:values-cell-range-address="Sheet1.C6:Sheet1.F6" chart:label-cell-address="Sheet1.B6:Sheet1.B6" chart:class="chart:scatter">
            <chart:data-point chart:repeated="4"/>
          </chart:series>
          <chart:series chart:style-name="ch14" chart:values-cell-range-address="Sheet1.C7:Sheet1.F7" chart:label-cell-address="Sheet1.B7:Sheet1.B7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2:Sheet1.F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  <draw:g>
                  <svg:desc>Sheet1.B3:Sheet1.B3</svg:desc>
                </draw:g>
              </table:table-cell>
              <table:table-cell office:value-type="float" office:value="0.595084880721262">
                <text:p>0.595084880721262</text:p>
                <draw:g>
                  <svg:desc>Sheet1.C3:Sheet1.F3</svg:desc>
                </draw:g>
              </table:table-cell>
              <table:table-cell office:value-type="float" office:value="0.580359930922018">
                <text:p>0.580359930922018</text:p>
              </table:table-cell>
              <table:table-cell office:value-type="float" office:value="0.606096388755619">
                <text:p>0.606096388755619</text:p>
              </table:table-cell>
              <table:table-cell office:value-type="float" office:value="0.61249025102751">
                <text:p>0.61249025102751</text:p>
              </table:table-cell>
            </table:table-row>
            <table:table-row>
              <table:table-cell office:value-type="string">
                <text:p>500</text:p>
                <draw:g>
                  <svg:desc>Sheet1.B4:Sheet1.B4</svg:desc>
                </draw:g>
              </table:table-cell>
              <table:table-cell office:value-type="float" office:value="0.792783483199147">
                <text:p>0.792783483199147</text:p>
                <draw:g>
                  <svg:desc>Sheet1.C4:Sheet1.F4</svg:desc>
                </draw:g>
              </table:table-cell>
              <table:table-cell office:value-type="float" office:value="0.792818094397788">
                <text:p>0.792818094397788</text:p>
              </table:table-cell>
              <table:table-cell office:value-type="float" office:value="0.778644538352618">
                <text:p>0.778644538352618</text:p>
              </table:table-cell>
              <table:table-cell office:value-type="float" office:value="0.748657117991556">
                <text:p>0.748657117991556</text:p>
              </table:table-cell>
            </table:table-row>
            <table:table-row>
              <table:table-cell office:value-type="string">
                <text:p>1000</text:p>
                <draw:g>
                  <svg:desc>Sheet1.B5:Sheet1.B5</svg:desc>
                </draw:g>
              </table:table-cell>
              <table:table-cell office:value-type="float" office:value="0.840273384666658">
                <text:p>0.840273384666658</text:p>
                <draw:g>
                  <svg:desc>Sheet1.C5:Sheet1.F5</svg:desc>
                </draw:g>
              </table:table-cell>
              <table:table-cell office:value-type="float" office:value="0.802106663010235">
                <text:p>0.802106663010235</text:p>
              </table:table-cell>
              <table:table-cell office:value-type="float" office:value="0.772957423895173">
                <text:p>0.772957423895173</text:p>
              </table:table-cell>
              <table:table-cell office:value-type="float" office:value="0.798342687615155">
                <text:p>0.798342687615155</text:p>
              </table:table-cell>
            </table:table-row>
            <table:table-row>
              <table:table-cell office:value-type="string">
                <text:p>2000</text:p>
                <draw:g>
                  <svg:desc>Sheet1.B6:Sheet1.B6</svg:desc>
                </draw:g>
              </table:table-cell>
              <table:table-cell office:value-type="float" office:value="0.767449603718183">
                <text:p>0.767449603718183</text:p>
                <draw:g>
                  <svg:desc>Sheet1.C6:Sheet1.F6</svg:desc>
                </draw:g>
              </table:table-cell>
              <table:table-cell office:value-type="float" office:value="0.743790100001">
                <text:p>0.743790100001</text:p>
              </table:table-cell>
              <table:table-cell office:value-type="float" office:value="0.728956905184771">
                <text:p>0.728956905184771</text:p>
              </table:table-cell>
              <table:table-cell office:value-type="float" office:value="0.698960437491188">
                <text:p>0.698960437491188</text:p>
              </table:table-cell>
            </table:table-row>
            <table:table-row>
              <table:table-cell office:value-type="string">
                <text:p>4000</text:p>
                <draw:g>
                  <svg:desc>Sheet1.B7:Sheet1.B7</svg:desc>
                </draw:g>
              </table:table-cell>
              <table:table-cell office:value-type="float" office:value="0.634079491263161">
                <text:p>0.634079491263161</text:p>
                <draw:g>
                  <svg:desc>Sheet1.C7:Sheet1.F7</svg:desc>
                </draw:g>
              </table:table-cell>
              <table:table-cell office:value-type="float" office:value="0.631253824021173">
                <text:p>0.631253824021173</text:p>
              </table:table-cell>
              <table:table-cell office:value-type="float" office:value="0.619304618410757">
                <text:p>0.619304618410757</text:p>
              </table:table-cell>
              <table:table-cell office:value-type="float" office:value="0.599094157157842">
                <text:p>0.599094157157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maximum="0.9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35cm" svg:height="11.681cm" xlink:href=".." xlink:type="simple" chart:class="chart:scatter" chart:style-name="ch1">
        <chart:title svg:x="4.286cm" svg:y="0.368cm" chart:style-name="ch2">
          <text:p>Reverberation Time vs # of People in Room</text:p>
        </chart:title>
        <chart:legend chart:legend-position="end" svg:x="15.429cm" svg:y="4.582cm" style:legend-expansion="high" chart:style-name="ch3"/>
        <chart:plot-area chart:style-name="ch4" table:cell-range-address="Sheet2.C2:Sheet2.F7 Sheet1.B3:Sheet1.B7" chart:data-source-has-labels="column" svg:x="1.341cm" svg:y="1.386cm" svg:width="13.738cm" svg:height="9.101cm">
          <chartooo:coordinate-region svg:x="2.068cm" svg:y="1.578cm" svg:width="12.771cm" svg:height="8.277cm"/>
          <chart:axis chart:dimension="x" chart:name="primary-x" chart:style-name="ch5">
            <chart:title svg:x="6.645cm" svg:y="10.72cm" chart:style-name="ch6">
              <text:p># of People in Room</text:p>
            </chart:title>
          </chart:axis>
          <chart:axis chart:dimension="y" chart:name="primary-y" chart:style-name="ch7">
            <chart:title svg:x="0.451cm" svg:y="7.771cm" chart:style-name="ch8">
              <text:p>RT60 from RT20 Data(s)</text:p>
            </chart:title>
            <chart:grid chart:style-name="ch9" chart:class="major"/>
          </chart:axis>
          <chart:series chart:style-name="ch10" chart:values-cell-range-address="Sheet2.C3:Sheet2.F3" chart:label-cell-address="Sheet1.B3:Sheet1.B3" chart:class="chart:scatter">
            <chart:domain table:cell-range-address="Sheet2.C2:Sheet2.F2"/>
            <chart:data-point chart:repeated="4"/>
          </chart:series>
          <chart:series chart:style-name="ch11" chart:values-cell-range-address="Sheet2.C4:Sheet2.F4" chart:label-cell-address="Sheet1.B4:Sheet1.B4" chart:class="chart:scatter">
            <chart:data-point chart:repeated="4"/>
          </chart:series>
          <chart:series chart:style-name="ch12" chart:values-cell-range-address="Sheet2.C5:Sheet2.F5" chart:label-cell-address="Sheet1.B5:Sheet1.B5" chart:class="chart:scatter">
            <chart:data-point chart:repeated="4"/>
          </chart:series>
          <chart:series chart:style-name="ch13" chart:values-cell-range-address="Sheet2.C6:Sheet2.F6" chart:label-cell-address="Sheet1.B6:Sheet1.B6" chart:class="chart:scatter">
            <chart:data-point chart:repeated="4"/>
          </chart:series>
          <chart:series chart:style-name="ch14" chart:values-cell-range-address="Sheet2.C7:Sheet2.F7" chart:label-cell-address="Sheet1.B7:Sheet1.B7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C2:Sheet2.F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  <draw:g>
                  <svg:desc>Sheet1.B3:Sheet1.B3</svg:desc>
                </draw:g>
              </table:table-cell>
              <table:table-cell office:value-type="float" office:value="0.598079912226302">
                <text:p>0.598079912226302</text:p>
                <draw:g>
                  <svg:desc>Sheet2.C3:Sheet2.F3</svg:desc>
                </draw:g>
              </table:table-cell>
              <table:table-cell office:value-type="float" office:value="0.600285063688819">
                <text:p>0.600285063688819</text:p>
              </table:table-cell>
              <table:table-cell office:value-type="float" office:value="0.621566205997291">
                <text:p>0.621566205997291</text:p>
              </table:table-cell>
              <table:table-cell office:value-type="float" office:value="0.624975031117861">
                <text:p>0.624975031117861</text:p>
              </table:table-cell>
            </table:table-row>
            <table:table-row>
              <table:table-cell office:value-type="string">
                <text:p>500</text:p>
                <draw:g>
                  <svg:desc>Sheet1.B4:Sheet1.B4</svg:desc>
                </draw:g>
              </table:table-cell>
              <table:table-cell office:value-type="float" office:value="0.790768477841692">
                <text:p>0.790768477841692</text:p>
                <draw:g>
                  <svg:desc>Sheet2.C4:Sheet2.F4</svg:desc>
                </draw:g>
              </table:table-cell>
              <table:table-cell office:value-type="float" office:value="0.782967431402916">
                <text:p>0.782967431402916</text:p>
              </table:table-cell>
              <table:table-cell office:value-type="float" office:value="0.77713897175992">
                <text:p>0.77713897175992</text:p>
              </table:table-cell>
              <table:table-cell office:value-type="float" office:value="0.748792147404854">
                <text:p>0.748792147404854</text:p>
              </table:table-cell>
            </table:table-row>
            <table:table-row>
              <table:table-cell office:value-type="string">
                <text:p>1000</text:p>
                <draw:g>
                  <svg:desc>Sheet1.B5:Sheet1.B5</svg:desc>
                </draw:g>
              </table:table-cell>
              <table:table-cell office:value-type="float" office:value="0.841996101122932">
                <text:p>0.841996101122932</text:p>
                <draw:g>
                  <svg:desc>Sheet2.C5:Sheet2.F5</svg:desc>
                </draw:g>
              </table:table-cell>
              <table:table-cell office:value-type="float" office:value="0.816266563344083">
                <text:p>0.816266563344083</text:p>
              </table:table-cell>
              <table:table-cell office:value-type="float" office:value="0.802844437952383">
                <text:p>0.802844437952383</text:p>
              </table:table-cell>
              <table:table-cell office:value-type="float" office:value="0.810277902274168">
                <text:p>0.810277902274168</text:p>
              </table:table-cell>
            </table:table-row>
            <table:table-row>
              <table:table-cell office:value-type="string">
                <text:p>2000</text:p>
                <draw:g>
                  <svg:desc>Sheet1.B6:Sheet1.B6</svg:desc>
                </draw:g>
              </table:table-cell>
              <table:table-cell office:value-type="float" office:value="0.765434473788119">
                <text:p>0.765434473788119</text:p>
                <draw:g>
                  <svg:desc>Sheet2.C6:Sheet2.F6</svg:desc>
                </draw:g>
              </table:table-cell>
              <table:table-cell office:value-type="float" office:value="0.770990540338904">
                <text:p>0.770990540338904</text:p>
              </table:table-cell>
              <table:table-cell office:value-type="float" office:value="0.748536569893263">
                <text:p>0.748536569893263</text:p>
              </table:table-cell>
              <table:table-cell office:value-type="float" office:value="0.737388130250445">
                <text:p>0.737388130250445</text:p>
              </table:table-cell>
            </table:table-row>
            <table:table-row>
              <table:table-cell office:value-type="string">
                <text:p>4000</text:p>
                <draw:g>
                  <svg:desc>Sheet1.B7:Sheet1.B7</svg:desc>
                </draw:g>
              </table:table-cell>
              <table:table-cell office:value-type="float" office:value="0.654247975026146">
                <text:p>0.654247975026146</text:p>
                <draw:g>
                  <svg:desc>Sheet2.C7:Sheet2.F7</svg:desc>
                </draw:g>
              </table:table-cell>
              <table:table-cell office:value-type="float" office:value="0.641180271754222">
                <text:p>0.641180271754222</text:p>
              </table:table-cell>
              <table:table-cell office:value-type="float" office:value="0.632102615122572">
                <text:p>0.632102615122572</text:p>
              </table:table-cell>
              <table:table-cell office:value-type="float" office:value="0.620736943838968">
                <text:p>0.6207369438389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maximum="0.9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35cm" svg:height="11.681cm" xlink:href=".." xlink:type="simple" chart:class="chart:scatter" chart:style-name="ch1">
        <chart:title svg:x="4.286cm" svg:y="0.368cm" chart:style-name="ch2">
          <text:p>Reverberation Time vs # of People in Room</text:p>
        </chart:title>
        <chart:legend chart:legend-position="end" svg:x="15.429cm" svg:y="4.582cm" style:legend-expansion="high" chart:style-name="ch3"/>
        <chart:plot-area chart:style-name="ch4" table:cell-range-address="Sheet3.C2:Sheet3.F7 Sheet1.B3:Sheet1.B7" chart:data-source-has-labels="column" svg:x="1.341cm" svg:y="1.386cm" svg:width="13.738cm" svg:height="9.101cm">
          <chartooo:coordinate-region svg:x="2.068cm" svg:y="1.578cm" svg:width="12.771cm" svg:height="8.277cm"/>
          <chart:axis chart:dimension="x" chart:name="primary-x" chart:style-name="ch5">
            <chart:title svg:x="6.645cm" svg:y="10.72cm" chart:style-name="ch6">
              <text:p># of People in Room</text:p>
            </chart:title>
          </chart:axis>
          <chart:axis chart:dimension="y" chart:name="primary-y" chart:style-name="ch7">
            <chart:title svg:x="0.451cm" svg:y="7.771cm" chart:style-name="ch8">
              <text:p>RT60 from RT20 Data(s)</text:p>
            </chart:title>
            <chart:grid chart:style-name="ch9" chart:class="major"/>
          </chart:axis>
          <chart:series chart:style-name="ch10" chart:values-cell-range-address="Sheet3.C3:Sheet3.F3" chart:label-cell-address="Sheet1.B3:Sheet1.B3" chart:class="chart:scatter">
            <chart:domain table:cell-range-address="Sheet3.C2:Sheet3.F2"/>
            <chart:data-point chart:repeated="4"/>
          </chart:series>
          <chart:series chart:style-name="ch11" chart:values-cell-range-address="Sheet3.C4:Sheet3.F4" chart:label-cell-address="Sheet1.B4:Sheet1.B4" chart:class="chart:scatter">
            <chart:data-point chart:repeated="4"/>
          </chart:series>
          <chart:series chart:style-name="ch12" chart:values-cell-range-address="Sheet3.C5:Sheet3.F5" chart:label-cell-address="Sheet1.B5:Sheet1.B5" chart:class="chart:scatter">
            <chart:data-point chart:repeated="4"/>
          </chart:series>
          <chart:series chart:style-name="ch13" chart:values-cell-range-address="Sheet3.C6:Sheet3.F6" chart:label-cell-address="Sheet1.B6:Sheet1.B6" chart:class="chart:scatter">
            <chart:data-point chart:repeated="4"/>
          </chart:series>
          <chart:series chart:style-name="ch14" chart:values-cell-range-address="Sheet3.C7:Sheet3.F7" chart:label-cell-address="Sheet1.B7:Sheet1.B7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.C2:Sheet3.F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  <draw:g>
                  <svg:desc>Sheet1.B3:Sheet1.B3</svg:desc>
                </draw:g>
              </table:table-cell>
              <table:table-cell office:value-type="float" office:value="0.600139667343933">
                <text:p>0.600139667343933</text:p>
                <draw:g>
                  <svg:desc>Sheet3.C3:Sheet3.F3</svg:desc>
                </draw:g>
              </table:table-cell>
              <table:table-cell office:value-type="float" office:value="0.609618872544386">
                <text:p>0.609618872544386</text:p>
              </table:table-cell>
              <table:table-cell office:value-type="float" office:value="0.636621730683508">
                <text:p>0.636621730683508</text:p>
              </table:table-cell>
              <table:table-cell office:value-type="float" office:value="0.635606957698291">
                <text:p>0.635606957698291</text:p>
              </table:table-cell>
            </table:table-row>
            <table:table-row>
              <table:table-cell office:value-type="string">
                <text:p>500</text:p>
                <draw:g>
                  <svg:desc>Sheet1.B4:Sheet1.B4</svg:desc>
                </draw:g>
              </table:table-cell>
              <table:table-cell office:value-type="float" office:value="0.769964062484553">
                <text:p>0.769964062484553</text:p>
                <draw:g>
                  <svg:desc>Sheet3.C4:Sheet3.F4</svg:desc>
                </draw:g>
              </table:table-cell>
              <table:table-cell office:value-type="float" office:value="0.769219905723193">
                <text:p>0.769219905723193</text:p>
              </table:table-cell>
              <table:table-cell office:value-type="float" office:value="0.759354997976798">
                <text:p>0.759354997976798</text:p>
              </table:table-cell>
              <table:table-cell office:value-type="float" office:value="0.755687994059366">
                <text:p>0.755687994059366</text:p>
              </table:table-cell>
            </table:table-row>
            <table:table-row>
              <table:table-cell office:value-type="string">
                <text:p>1000</text:p>
                <draw:g>
                  <svg:desc>Sheet1.B5:Sheet1.B5</svg:desc>
                </draw:g>
              </table:table-cell>
              <table:table-cell office:value-type="float" office:value="0.853597704081688">
                <text:p>0.853597704081688</text:p>
                <draw:g>
                  <svg:desc>Sheet3.C5:Sheet3.F5</svg:desc>
                </draw:g>
              </table:table-cell>
              <table:table-cell office:value-type="float" office:value="0.8386909412193">
                <text:p>0.8386909412193</text:p>
              </table:table-cell>
              <table:table-cell office:value-type="float" office:value="0.830456108541377">
                <text:p>0.830456108541377</text:p>
              </table:table-cell>
              <table:table-cell office:value-type="float" office:value="0.820014770734016">
                <text:p>0.820014770734016</text:p>
              </table:table-cell>
            </table:table-row>
            <table:table-row>
              <table:table-cell office:value-type="string">
                <text:p>2000</text:p>
                <draw:g>
                  <svg:desc>Sheet1.B6:Sheet1.B6</svg:desc>
                </draw:g>
              </table:table-cell>
              <table:table-cell office:value-type="float" office:value="0.775272144136837">
                <text:p>0.775272144136837</text:p>
                <draw:g>
                  <svg:desc>Sheet3.C6:Sheet3.F6</svg:desc>
                </draw:g>
              </table:table-cell>
              <table:table-cell office:value-type="float" office:value="0.787350967220645">
                <text:p>0.787350967220645</text:p>
              </table:table-cell>
              <table:table-cell office:value-type="float" office:value="0.75286970546934">
                <text:p>0.75286970546934</text:p>
              </table:table-cell>
              <table:table-cell office:value-type="float" office:value="0.782205588647973">
                <text:p>0.782205588647973</text:p>
              </table:table-cell>
            </table:table-row>
            <table:table-row>
              <table:table-cell office:value-type="string">
                <text:p>4000</text:p>
                <draw:g>
                  <svg:desc>Sheet1.B7:Sheet1.B7</svg:desc>
                </draw:g>
              </table:table-cell>
              <table:table-cell office:value-type="float" office:value="0.634910932260514">
                <text:p>0.634910932260514</text:p>
                <draw:g>
                  <svg:desc>Sheet3.C7:Sheet3.F7</svg:desc>
                </draw:g>
              </table:table-cell>
              <table:table-cell office:value-type="float" office:value="0.630904810618238">
                <text:p>0.630904810618238</text:p>
              </table:table-cell>
              <table:table-cell office:value-type="float" office:value="0.623392395184034">
                <text:p>0.623392395184034</text:p>
              </table:table-cell>
              <table:table-cell office:value-type="float" office:value="0.637533714930109">
                <text:p>0.6375337149301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